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officeooo:paragraph-rsid="00054833" fo:background-color="transparent" style:font-name-asian="Calibri1" style:font-size-asian="11pt" style:font-name-complex="Calibri1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officeooo:rsid="00054833" officeooo:paragraph-rsid="00054833" fo:background-color="transparent" style:font-name-asian="Calibri1" style:font-size-asian="11pt" style:font-name-complex="Calibri1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font-weight="bold" fo:background-color="transparent" style:font-name-asian="Calibri1" style:font-size-asian="11pt" style:font-weight-asian="bold" style:font-name-complex="Calibri1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style:use-window-font-color="true" loext:opacity="0%" style:font-name="Calibri" fo:font-size="11pt" fo:letter-spacing="normal" fo:font-weight="bold" officeooo:paragraph-rsid="000844c1" fo:background-color="transparent" style:font-name-asian="Calibri1" style:font-size-asian="11pt" style:font-weight-asian="bold" style:font-name-complex="Calibri1"/>
    </style:style>
    <style:style style:name="P7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Calibri" fo:font-size="11pt" fo:letter-spacing="normal" fo:font-weight="normal" officeooo:rsid="0003acdb" officeooo:paragraph-rsid="0003acdb" fo:background-color="transparent" style:font-name-asian="Calibri1" style:font-size-asian="11pt" style:font-weight-asian="normal" style:font-name-complex="Calibri1" style:font-weight-complex="normal"/>
    </style:style>
    <style:style style:name="P8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Calibri" fo:font-size="11pt" fo:letter-spacing="normal" fo:font-weight="normal" officeooo:rsid="000844c1" officeooo:paragraph-rsid="000844c1" fo:background-color="transparent" style:font-name-asian="Calibri1" style:font-size-asian="11pt" style:font-weight-asian="normal" style:font-name-complex="Calibri1" style:font-weight-complex="normal"/>
    </style:style>
    <style:style style:name="P9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Calibri" fo:font-size="11pt" fo:letter-spacing="normal" fo:background-color="transparent" style:font-name-asian="Calibri1" style:font-size-asian="11pt" style:font-name-complex="Calibri1"/>
    </style:style>
    <style:style style:name="P10" style:family="paragraph" style:parent-style-name="Standard" style:list-style-name="WWNum2">
      <style:paragraph-properties fo:margin-left="1.27cm" fo:margin-right="0cm" fo:margin-top="0cm" fo:margin-bottom="0cm" style:contextual-spacing="false" fo:line-height="0.423cm" fo:text-align="start" style:justify-single-word="false" fo:text-indent="-0.635cm" style:auto-text-indent="false"/>
      <style:text-properties style:use-window-font-color="true" loext:opacity="0%" style:font-name="Calibri" fo:font-size="11pt" fo:letter-spacing="normal" officeooo:paragraph-rsid="000844c1" fo:background-color="transparent" style:font-name-asian="Calibri1" style:font-size-asian="11pt" style:font-name-complex="Calibri1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23cm" fo:text-align="start" style:justify-single-word="false" fo:text-indent="0cm" style:auto-text-indent="false"/>
      <style:text-properties officeooo:paragraph-rsid="0006f4b9"/>
    </style:style>
    <style:style style:name="T1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/>
    </style:style>
    <style:style style:name="T2" style:family="text">
      <style:text-properties style:use-window-font-color="true" loext:opacity="0%" style:font-name="Calibri" fo:font-size="11pt" fo:letter-spacing="normal" fo:font-weight="bold" officeooo:rsid="0006f4b9" fo:background-color="transparent" loext:char-shading-value="0" style:font-name-asian="Calibri1" style:font-size-asian="11pt" style:font-weight-asian="bold" style:font-name-complex="Calibri1"/>
    </style:style>
    <style:style style:name="T3" style:family="text">
      <style:text-properties style:use-window-font-color="true" loext:opacity="0%" style:font-name="Calibri" fo:font-size="11pt" fo:letter-spacing="normal" fo:font-weight="bold" officeooo:rsid="0009be75" fo:background-color="transparent" loext:char-shading-value="0" style:font-name-asian="Calibri1" style:font-size-asian="11pt" style:font-weight-asian="bold" style:font-name-complex="Calibri1"/>
    </style:style>
    <style:style style:name="T4" style:family="text">
      <style:text-properties style:use-window-font-color="true" loext:opacity="0%" style:font-name="Calibri" fo:font-size="11pt" fo:letter-spacing="normal" fo:font-weight="bold" officeooo:rsid="0009be75" fo:background-color="transparent" loext:char-shading-value="0" style:font-name-asian="Calibri1" style:font-size-asian="11pt" style:font-weight-asian="bold" style:font-name-complex="Calibri1" style:font-weight-complex="bold"/>
    </style:style>
    <style:style style:name="T5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6" style:family="text">
      <style:text-properties style:use-window-font-color="true" loext:opacity="0%" style:font-name="Calibri" fo:font-size="11pt" fo:letter-spacing="normal" officeooo:rsid="0003acdb" fo:background-color="transparent" loext:char-shading-value="0" style:font-name-asian="Calibri1" style:font-size-asian="11pt" style:font-name-complex="Calibri1"/>
    </style:style>
    <style:style style:name="T7" style:family="text">
      <style:text-properties style:use-window-font-color="true" loext:opacity="0%" style:font-name="Calibri" fo:font-size="11pt" fo:letter-spacing="normal" officeooo:rsid="00054833" fo:background-color="transparent" loext:char-shading-value="0" style:font-name-asian="Calibri1" style:font-size-asian="11pt" style:font-name-complex="Calibri1"/>
    </style:style>
    <style:style style:name="T8" style:family="text">
      <style:text-properties style:use-window-font-color="true" loext:opacity="0%" style:font-name="Calibri" fo:font-size="11pt" fo:letter-spacing="normal" officeooo:rsid="0006f4b9" fo:background-color="transparent" loext:char-shading-value="0" style:font-name-asian="Calibri1" style:font-size-asian="11pt" style:font-name-complex="Calibri1"/>
    </style:style>
    <style:style style:name="T9" style:family="text">
      <style:text-properties style:use-window-font-color="true" loext:opacity="0%" style:font-name="Calibri" fo:font-size="11pt" fo:letter-spacing="normal" officeooo:rsid="0009be75" fo:background-color="transparent" loext:char-shading-value="0" style:font-name-asian="Calibri1" style:font-size-asian="11pt" style:font-name-complex="Calibri1"/>
    </style:style>
    <style:style style:name="T10" style:family="text">
      <style:text-properties officeooo:rsid="000844c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Name - </text:span><text:span text:style-name="T2">YATENDRA</text:span><text:span text:style-name="T1"> KUMAR</text:span></text:p>
      <text:p text:style-name="P1"><text:span text:style-name="T4">Address - </text:span><text:span text:style-name="T5">Nagla Bhamola </text:span><text:span text:style-name="T6">N</text:span><text:span text:style-name="T5">ear AMU </text:span><text:span text:style-name="T6">Q</text:span><text:span text:style-name="T5">uaters </text:span><text:span text:style-name="T6">G</text:span><text:span text:style-name="T5">ali </text:span><text:span text:style-name="T6">N</text:span><text:span text:style-name="T5">o. 7, </text:span><text:span text:style-name="T6">K</text:span><text:span text:style-name="T5">oil Aligarh</text:span></text:p>
      <text:p text:style-name="P1"><text:span text:style-name="T1">E-mail </text:span><text:span text:style-name="T5">- </text:span><text:span text:style-name="T6">yatendrak715</text:span><text:span text:style-name="T5">@gmail.com</text:span></text:p>
      <text:p text:style-name="P1"><text:span text:style-name="T1">Contact </text:span><text:span text:style-name="T5">- +91</text:span><text:span text:style-name="T6">8865912525</text:span></text:p>
      <text:p text:style-name="P2"/>
      <text:p text:style-name="P2"/>
      <text:p text:style-name="P5">Career Objective:</text:p>
      <text:p text:style-name="P2">To work in an organization providing challenging task where I can use my skills and Strengths in conjunction with the objective and work sincerely with full commitment in accordance with the company’s goal.</text:p>
      <text:p text:style-name="P2"/>
      <text:p text:style-name="P2"/>
      <text:p text:style-name="P5">Academic Qualification:</text:p>
      <text:list xml:id="list2401513220" text:style-name="WWNum2">
        <text:list-item>
          <text:p text:style-name="P7">Dilploma in Web Designing in 2023</text:p>
        </text:list-item>
        <text:list-item>
          <text:p text:style-name="P7">Graduated From Aligarh Muslim University, Aligarh in 2022</text:p>
        </text:list-item>
        <text:list-item>
          <text:p text:style-name="P9">12th Pass From U.P. Board in 2017</text:p>
        </text:list-item>
        <text:list-item>
          <text:p text:style-name="P10">10th Pass From U.P. Board in 2015</text:p>
        </text:list-item>
      </text:list>
      <text:p text:style-name="P5"/>
      <text:p text:style-name="P6"><text:span text:style-name="T10">Skills</text:span>:</text:p>
      <text:list xml:id="list100957223049260" text:continue-numbering="true" text:style-name="WWNum2">
        <text:list-item>
          <text:p text:style-name="P8">Html</text:p>
        </text:list-item>
        <text:list-item>
          <text:p text:style-name="P8">Css</text:p>
        </text:list-item>
        <text:list-item>
          <text:p text:style-name="P8">Scss</text:p>
        </text:list-item>
        <text:list-item>
          <text:p text:style-name="P8">JavaScript</text:p>
        </text:list-item>
        <text:list-item>
          <text:p text:style-name="P8">Responsive Web Design</text:p>
        </text:list-item>
        <text:list-item>
          <text:p text:style-name="P8">Bootstrap</text:p>
        </text:list-item>
        <text:list-item>
          <text:p text:style-name="P8">W3.CSS</text:p>
        </text:list-item>
        <text:list-item>
          <text:p text:style-name="P8">JQuery</text:p>
        </text:list-item>
      </text:list>
      <text:p text:style-name="P5"/>
      <text:p text:style-name="P5">Hobbies:</text:p>
      <text:p text:style-name="P4">Playing Video Games, Watching Movies &amp; Listening Songs</text:p>
      <text:p text:style-name="P2"/>
      <text:p text:style-name="P2"/>
      <text:p text:style-name="P5">Personal Details:</text:p>
      <text:p text:style-name="P1"><text:span text:style-name="T5">Father’s Name<text:tab/><text:tab/>: <text:s text:c="4"/><text:tab/><text:tab/>Mr. </text:span><text:span text:style-name="T7">Vishambher Dayal</text:span></text:p>
      <text:p text:style-name="P1"><text:span text:style-name="T5">Date of Birth<text:tab/><text:tab/>: <text:s text:c="2"/><text:tab/><text:tab/></text:span><text:span text:style-name="T7">03</text:span><text:span text:style-name="T5">/0</text:span><text:span text:style-name="T7">5</text:span><text:span text:style-name="T5">/1999</text:span></text:p>
      <text:p text:style-name="P2">Sex<text:tab/><text:tab/><text:tab/>: <text:s text:c="4"/><text:tab/><text:tab/>Male</text:p>
      <text:p text:style-name="P3">Nationality<text:tab/><text:tab/>: <text:s text:c="4"/><text:tab/><text:tab/>Indian</text:p>
      <text:p text:style-name="P3">Marital Status<text:tab/><text:tab/>: <text:s text:c="4"/><text:tab/><text:tab/>Unmarried</text:p>
      <text:p text:style-name="P2">Language proficiency <text:s text:c="3"/><text:tab/>: <text:s text:c="27"/>Hindi, English</text:p>
      <text:p text:style-name="P2"/>
      <text:p text:style-name="P2"/>
      <text:p text:style-name="P5">Declaration:</text:p>
      <text:p text:style-name="P2"/>
      <text:p text:style-name="P2"><text:tab/>I do hereby declare that the above mentioned information is true to the best of </text:p>
      <text:p text:style-name="P2"><text:tab/>My knowledge and belief.</text:p>
      <text:p text:style-name="P2"/>
      <text:p text:style-name="P2"/>
      <text:p text:style-name="P2"/>
      <text:p text:style-name="P1"><text:span text:style-name="T5">Place: ALIGARH<text:tab/><text:tab/><text:tab/><text:tab/><text:tab/><text:tab/><text:tab/><text:tab/>( </text:span><text:span text:style-name="T8">YATENDRA</text:span><text:span text:style-name="T5"> <text:s/>KUMAR 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0T10:09:55.423000000</dc:date>
    <meta:editing-duration>P1DT18M10S</meta:editing-duration>
    <meta:editing-cycles>4</meta:editing-cycles>
    <meta:generator>LibreOffice/7.3.5.2$Windows_X86_64 LibreOffice_project/184fe81b8c8c30d8b5082578aee2fed2ea847c01</meta:generator>
    <meta:document-statistic meta:table-count="0" meta:image-count="0" meta:object-count="0" meta:page-count="1" meta:paragraph-count="33" meta:word-count="173" meta:character-count="1082" meta:non-whitespace-character-count="878"/>
  </office:meta>
</office:document-meta>
</file>